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sql&gt; SELECT FIRST_NAME,POSITION,AGE,SALARY,AVG(SALARY) OVER(Partition by POSITION) AS AVG_SAL,SUM(SALARY) OVER(Partition by POSITION) AS SUM_SAL,MAX(SALARY) OVER(Partition by POSITION) AS MAX_SAL,MIN(SALARY) OVER(Partition by POSITION)-SALARY AS DIFF_SAL FROM employee;</text:p>
      <text:p text:style-name="Standard">+------------+----------+------+---------+--------------------+-------------------+---------+-------------------+</text:p>
      <text:p text:style-name="Standard">| FIRST_NAME | POSITION | AGE <text:s/>| SALARY <text:s/>| AVG_SAL <text:s text:c="11"/>| SUM_SAL <text:s text:c="10"/>| MAX_SAL | DIFF_SAL <text:s text:c="9"/>|</text:p>
      <text:p text:style-name="Standard">+------------+----------+------+---------+--------------------+-------------------+---------+-------------------+</text:p>
      <text:p text:style-name="Standard">| SALMAN <text:s text:c="4"/>| JR <text:s text:c="6"/>| <text:s text:c="2"/>25 | 21652.2 | <text:s text:c="2"/>21460.8841796875 | 107304.4208984375 | <text:s text:c="2"/>26000 | <text:s/>-8000.0009765625 |</text:p>
      <text:p text:style-name="Standard">| SANDESH <text:s text:c="3"/>| JR <text:s text:c="6"/>| <text:s text:c="2"/>28 | 13652.2 | <text:s text:c="2"/>21460.8841796875 | 107304.4208984375 | <text:s text:c="2"/>26000 | <text:s text:c="16"/>0 |</text:p>
      <text:p text:style-name="Standard">| CHANDAN <text:s text:c="3"/>| JR <text:s text:c="6"/>| <text:s text:c="2"/>23 | <text:s text:c="2"/>25000 | <text:s text:c="2"/>21460.8841796875 | 107304.4208984375 | <text:s text:c="2"/>26000 | -11347.7900390625 |</text:p>
      <text:p text:style-name="Standard">| PARIKSHIT <text:s/>| JR <text:s text:c="6"/>| <text:s text:c="2"/>26 | <text:s text:c="2"/>26000 | <text:s text:c="2"/>21460.8841796875 | 107304.4208984375 | <text:s text:c="2"/>26000 | -12347.7900390625 |</text:p>
      <text:p text:style-name="Standard">| PINKU <text:s text:c="5"/>| JR <text:s text:c="6"/>| <text:s text:c="2"/>23 | <text:s text:c="2"/>21000 | <text:s text:c="2"/>21460.8841796875 | 107304.4208984375 | <text:s text:c="2"/>26000 | <text:s/>-7347.7900390625 |</text:p>
      <text:p text:style-name="Standard">| PRASAD <text:s text:c="4"/>| SR <text:s text:c="6"/>| NULL | 15652.2 | 63884.069986979164 | 191652.2099609375 | <text:s text:c="2"/>89000 | <text:s text:c="16"/>0 |</text:p>
      <text:p text:style-name="Standard">| SANDEEP <text:s text:c="3"/>| SR <text:s text:c="6"/>| <text:s text:c="2"/>26 | <text:s text:c="2"/>87000 | 63884.069986979164 | 191652.2099609375 | <text:s text:c="2"/>89000 | -71347.7900390625 |</text:p>
      <text:p text:style-name="Standard">| ABHISHEK <text:s text:c="2"/>| SR <text:s text:c="6"/>| <text:s text:c="2"/>27 | <text:s text:c="2"/>89000 | 63884.069986979164 | 191652.2099609375 | <text:s text:c="2"/>89000 | -73347.7900390625 |</text:p>
      <text:p text:style-name="Standard">+------------+----------+------+---------+--------------------+-------------------+---------+-------------------+</text:p>
      <text:p text:style-name="Standard">8 rows in set (0.01 sec)</text:p>
      <text:p text:style-name="Standard"/>
      <text:p text:style-name="Standard">mysql&gt; SELECT FIRST_NAME,POSITION,AGE,SALARY,AVG(SALARY) OVER(Partition by POSITION) AS AVG_SAL,SUM(SALARY) OVER(Partition by POSITION)-SALARY AS SUM_SAL,MAX(SALARY) OVER(Partition by POSITION)-SALARY AS</text:p>
      <text:p text:style-name="Standard"><text:s/>MAX_SAL,MIN(SALARY) OVER(Partition by POSITION)-SALARY AS DIFF_SAL FROM employee;</text:p>
      <text:p text:style-name="Standard">+------------+----------+------+---------+--------------------+-------------------+------------------+-------------------+</text:p>
      <text:p text:style-name="Standard">| FIRST_NAME | POSITION | AGE <text:s/>| SALARY <text:s/>| AVG_SAL <text:s text:c="11"/>| SUM_SAL <text:s text:c="10"/>| MAX_SAL <text:s text:c="9"/>| DIFF_SAL <text:s text:c="9"/>|</text:p>
      <text:p text:style-name="Standard">+------------+----------+------+---------+--------------------+-------------------+------------------+-------------------+</text:p>
      <text:p text:style-name="Standard">| SALMAN <text:s text:c="4"/>| JR <text:s text:c="6"/>| <text:s text:c="2"/>25 | 21652.2 | <text:s text:c="2"/>21460.8841796875 | <text:s/>85652.2099609375 | <text:s text:c="4"/>4347.7890625 | <text:s/>-8000.0009765625 |</text:p>
      <text:p text:style-name="Standard">| SANDESH <text:s text:c="3"/>| JR <text:s text:c="6"/>| <text:s text:c="2"/>28 | 13652.2 | <text:s text:c="2"/>21460.8841796875 | <text:s text:c="4"/>93652.2109375 | 12347.7900390625 | <text:s text:c="16"/>0 |</text:p>
      <text:p text:style-name="Standard">| CHANDAN <text:s text:c="3"/>| JR <text:s text:c="6"/>| <text:s text:c="2"/>23 | <text:s text:c="2"/>25000 | <text:s text:c="2"/>21460.8841796875 | <text:s/>82304.4208984375 | <text:s text:c="12"/>1000 | -11347.7900390625 |</text:p>
      <text:p text:style-name="Standard">| PARIKSHIT <text:s/>| JR <text:s text:c="6"/>| <text:s text:c="2"/>26 | <text:s text:c="2"/>26000 | <text:s text:c="2"/>21460.8841796875 | <text:s/>81304.4208984375 | <text:s text:c="15"/>0 | -12347.7900390625 |</text:p>
      <text:p text:style-name="Standard">| PINKU <text:s text:c="5"/>| JR <text:s text:c="6"/>| <text:s text:c="2"/>23 | <text:s text:c="2"/>21000 | <text:s text:c="2"/>21460.8841796875 | <text:s/>86304.4208984375 | <text:s text:c="12"/>5000 | <text:s/>-7347.7900390625 |</text:p>
      <text:p text:style-name="Standard">| PRASAD <text:s text:c="4"/>| SR <text:s text:c="6"/>| NULL | 15652.2 | 63884.069986979164 | <text:s text:c="11"/>176000 | 73347.7900390625 | <text:s text:c="16"/>0 |</text:p>
      <text:p text:style-name="Standard">| SANDEEP <text:s text:c="3"/>| SR <text:s text:c="6"/>| <text:s text:c="2"/>26 | <text:s text:c="2"/>87000 | 63884.069986979164 | 104652.2099609375 | <text:s text:c="12"/>2000 | -71347.7900390625 |</text:p>
      <text:p text:style-name="Standard"><text:soft-page-break/>| ABHISHEK <text:s text:c="2"/>| SR <text:s text:c="6"/>| <text:s text:c="2"/>27 | <text:s text:c="2"/>89000 | 63884.069986979164 | 102652.2099609375 | <text:s text:c="15"/>0 | -73347.7900390625 |</text:p>
      <text:p text:style-name="Standard">+------------+----------+------+---------+--------------------+-------------------+------------------+-------------------+</text:p>
      <text:p text:style-name="Standard">8 rows in set (0.00 sec)</text:p>
      <text:p text:style-name="Standard"/>
      <text:p text:style-name="Standard">mysql&gt; SELECT FIRST_NAME,POSITION,AGE,SALARY,AVG(SALARY) OVER(Partition by POSITION)-SALARY AS AVG_SAL,SUM(SALARY) OVER(Partition by POSITION)-SALARY AS SUM_SAL,MAX(SALARY) OVER(Partition by POSITION)-SA</text:p>
      <text:p text:style-name="Standard">LARY AS MAX_SAL,MIN(SALARY) OVER(Partition by POSITION)-SALARY AS DIFF_SAL FROM employee;</text:p>
      <text:p text:style-name="Standard">+------------+----------+------+---------+---------------------+-------------------+------------------+-------------------+</text:p>
      <text:p text:style-name="Standard">| FIRST_NAME | POSITION | AGE <text:s/>| SALARY <text:s/>| AVG_SAL <text:s text:c="12"/>| SUM_SAL <text:s text:c="10"/>| MAX_SAL <text:s text:c="9"/>| DIFF_SAL <text:s text:c="9"/>|</text:p>
      <text:p text:style-name="Standard">+------------+----------+------+---------+---------------------+-------------------+------------------+-------------------+</text:p>
      <text:p text:style-name="Standard">| SALMAN <text:s text:c="4"/>| JR <text:s text:c="6"/>| <text:s text:c="2"/>25 | 21652.2 | -191.32675781250146 | <text:s/>85652.2099609375 | <text:s text:c="4"/>4347.7890625 | <text:s/>-8000.0009765625 |</text:p>
      <text:p text:style-name="Standard">| SANDESH <text:s text:c="3"/>| JR <text:s text:c="6"/>| <text:s text:c="2"/>28 | 13652.2 | <text:s/>7808.6742187499985 | <text:s text:c="4"/>93652.2109375 | 12347.7900390625 | <text:s text:c="16"/>0 |</text:p>
      <text:p text:style-name="Standard">| CHANDAN <text:s text:c="3"/>| JR <text:s text:c="6"/>| <text:s text:c="2"/>23 | <text:s text:c="2"/>25000 | -3539.1158203125015 | <text:s/>82304.4208984375 | <text:s text:c="12"/>1000 | -11347.7900390625 |</text:p>
      <text:p text:style-name="Standard">| PARIKSHIT <text:s/>| JR <text:s text:c="6"/>| <text:s text:c="2"/>26 | <text:s text:c="2"/>26000 | -4539.1158203125015 | <text:s/>81304.4208984375 | <text:s text:c="15"/>0 | -12347.7900390625 |</text:p>
      <text:p text:style-name="Standard">| PINKU <text:s text:c="5"/>| JR <text:s text:c="6"/>| <text:s text:c="2"/>23 | <text:s text:c="2"/>21000 | <text:s/>460.88417968749854 | <text:s/>86304.4208984375 | <text:s text:c="12"/>5000 | <text:s/>-7347.7900390625 |</text:p>
      <text:p text:style-name="Standard">| PRASAD <text:s text:c="4"/>| SR <text:s text:c="6"/>| NULL | 15652.2 | <text:s/>48231.860026041664 | <text:s text:c="11"/>176000 | 73347.7900390625 | <text:s text:c="16"/>0 |</text:p>
      <text:p text:style-name="Standard">| SANDEEP <text:s text:c="3"/>| SR <text:s text:c="6"/>| <text:s text:c="2"/>26 | <text:s text:c="2"/>87000 | -23115.930013020836 | 104652.2099609375 | <text:s text:c="12"/>2000 | -71347.7900390625 |</text:p>
      <text:p text:style-name="Standard">| ABHISHEK <text:s text:c="2"/>| SR <text:s text:c="6"/>| <text:s text:c="2"/>27 | <text:s text:c="2"/>89000 | -25115.930013020836 | 102652.2099609375 | <text:s text:c="15"/>0 | -73347.7900390625 |</text:p>
      <text:p text:style-name="Standard">+------------+----------+------+---------+---------------------+-------------------+------------------+-------------------+</text:p>
      <text:p text:style-name="Standard">8 rows in set (0.00 sec)</text:p>
      <text:p text:style-name="Standard"/>
      <text:p text:style-name="Standard">mysql&gt; SELECT FIRST_NAME,POSITION,AGE,SALARY,AVG(SALARY) OVER(Partition by POSITION)-SALARY AS AVG_SAL,SUM(SALARY) OVER(Partition by POSITION)-SALARY AS SUM_SAL,MAX(SALARY) OVER(Partition by POSITION)-SALARY AS MAX_SAL,((MIN(SALARY) OVER(Partition by POSITION)-SALARY)/SALARY)*100 AS DIFF_SAL FROM employee;</text:p>
      <text:p text:style-name="Standard">+------------+----------+------+---------+---------------------+-------------------+------------------+---------------------+</text:p>
      <text:p text:style-name="Standard">| FIRST_NAME | POSITION | AGE <text:s/>| SALARY <text:s/>| AVG_SAL <text:s text:c="12"/>| SUM_SAL <text:s text:c="10"/>| MAX_SAL <text:s text:c="9"/>| DIFF_SAL <text:s text:c="11"/>|</text:p>
      <text:p text:style-name="Standard">+------------+----------+------+---------+---------------------+-------------------+------------------+---------------------+</text:p>
      <text:p text:style-name="Standard">| SALMAN <text:s text:c="4"/>| JR <text:s text:c="6"/>| <text:s text:c="2"/>25 | 21652.2 | -191.32675781250146 | <text:s/>85652.2099609375 | <text:s text:c="4"/>4347.7890625 | -36.947732495562846 |</text:p>
      <text:p text:style-name="Standard">| SANDESH <text:s text:c="3"/>| JR <text:s text:c="6"/>| <text:s text:c="2"/>28 | 13652.2 | <text:s/>7808.6742187499985 | <text:s text:c="4"/>93652.2109375 | 12347.7900390625 | <text:s text:c="18"/>0 |</text:p>
      <text:p text:style-name="Standard"><text:soft-page-break/>| CHANDAN <text:s text:c="3"/>| JR <text:s text:c="6"/>| <text:s text:c="2"/>23 | <text:s text:c="2"/>25000 | -3539.1158203125015 | <text:s/>82304.4208984375 | <text:s text:c="12"/>1000 | -45.391160156249995 |</text:p>
      <text:p text:style-name="Standard">| PARIKSHIT <text:s/>| JR <text:s text:c="6"/>| <text:s text:c="2"/>26 | <text:s text:c="2"/>26000 | -4539.1158203125015 | <text:s/>81304.4208984375 | <text:s text:c="15"/>0 | -47.491500150240384 |</text:p>
      <text:p text:style-name="Standard">| PINKU <text:s text:c="5"/>| JR <text:s text:c="6"/>| <text:s text:c="2"/>23 | <text:s text:c="2"/>21000 | <text:s/>460.88417968749854 | <text:s/>86304.4208984375 | <text:s text:c="12"/>5000 | <text:s/>-34.98947637648809 |</text:p>
      <text:p text:style-name="Standard">| PRASAD <text:s text:c="4"/>| SR <text:s text:c="6"/>| NULL | 15652.2 | <text:s/>48231.860026041664 | <text:s text:c="11"/>176000 | 73347.7900390625 | <text:s text:c="18"/>0 |</text:p>
      <text:p text:style-name="Standard">| SANDEEP <text:s text:c="3"/>| SR <text:s text:c="6"/>| <text:s text:c="2"/>26 | <text:s text:c="2"/>87000 | -23115.930013020836 | 104652.2099609375 | <text:s text:c="12"/>2000 | <text:s/>-82.00895406788793 |</text:p>
      <text:p text:style-name="Standard">| ABHISHEK <text:s text:c="2"/>| SR <text:s text:c="6"/>| <text:s text:c="2"/>27 | <text:s text:c="2"/>89000 | -25115.930013020836 | 102652.2099609375 | <text:s text:c="15"/>0 | <text:s/>-82.41324723490169 |</text:p>
      <text:p text:style-name="Standard">+------------+----------+------+---------+---------------------+-------------------+------------------+---------------------+</text:p>
      <text:p text:style-name="Standard">8 rows in set (0.00 sec)</text:p>
      <text:p text:style-name="Standard"/>
      <text:p text:style-name="Standard">mysql&gt; SELECT FIRST_NAME,POSITION,AGE,SALARY,((AVG(SALARY) OVER(Partition by POSITION)-SALARY)/SALARY)*100 AS AVG_SAL,((SUM(SALARY) OVER(Partition by POSITION)-SALARY)/SALARY)*100 AS SUM_SAL,((MAX(SALARY</text:p>
      <text:p text:style-name="Standard">) OVER(Partition by POSITION)-SALARY)/SALARY)*100 AS MAX_SAL,((MIN(SALARY) OVER(Partition by POSITION)-SALARY)/SALARY)*100 AS DIFF_SAL FROM employee;</text:p>
      <text:p text:style-name="Standard">+------------+----------+------+---------+---------------------+--------------------+--------------------+---------------------+</text:p>
      <text:p text:style-name="Standard">| FIRST_NAME | POSITION | AGE <text:s/>| SALARY <text:s/>| AVG_SAL <text:s text:c="12"/>| SUM_SAL <text:s text:c="11"/>| MAX_SAL <text:s text:c="11"/>| DIFF_SAL <text:s text:c="11"/>|</text:p>
      <text:p text:style-name="Standard">+------------+----------+------+---------+---------------------+--------------------+--------------------+---------------------+</text:p>
      <text:p text:style-name="Standard">| SALMAN <text:s text:c="4"/>| JR <text:s text:c="6"/>| <text:s text:c="2"/>25 | 21652.2 | -0.8836361254967173 | 395.58181937251646 | 20.080115952361965 | -36.947732495562846 |</text:p>
      <text:p text:style-name="Standard">| SANDESH <text:s text:c="3"/>| JR <text:s text:c="6"/>| <text:s text:c="2"/>28 | 13652.2 | <text:s text:c="2"/>57.19714420663492 | <text:s/>685.9857210331746 | <text:s/>90.44535701100934 | <text:s text:c="18"/>0 |</text:p>
      <text:p text:style-name="Standard">| CHANDAN <text:s text:c="3"/>| JR <text:s text:c="6"/>| <text:s text:c="2"/>23 | <text:s text:c="2"/>25000 | -14.156463281250007 | <text:s text:c="3"/>329.21768359375 | <text:s text:c="17"/>4 | -45.391160156249995 |</text:p>
      <text:p text:style-name="Standard">| PARIKSHIT <text:s/>| JR <text:s text:c="6"/>| <text:s text:c="2"/>26 | <text:s text:c="2"/>26000 | -17.458137770432696 | 312.70931114783656 | <text:s text:c="17"/>0 | -47.491500150240384 |</text:p>
      <text:p text:style-name="Standard">| PINKU <text:s text:c="5"/>| JR <text:s text:c="6"/>| <text:s text:c="2"/>23 | <text:s text:c="2"/>21000 | <text:s/>2.1946865699404694 | 410.97343284970236 | 23.809523809523807 | <text:s/>-34.98947637648809 |</text:p>
      <text:p text:style-name="Standard">| PRASAD <text:s text:c="4"/>| SR <text:s text:c="6"/>| NULL | 15652.2 | <text:s text:c="2"/>308.1472849291678 | 1124.4418547875036 | <text:s/>468.6098015686808 | <text:s text:c="18"/>0 |</text:p>
      <text:p text:style-name="Standard">| SANDEEP <text:s text:c="3"/>| SR <text:s text:c="6"/>| <text:s text:c="2"/>26 | <text:s text:c="2"/>87000 | -26.570034497725096 | 120.28989650682472 | 2.2988505747126435 | <text:s/>-82.00895406788793 |</text:p>
      <text:p text:style-name="Standard">| ABHISHEK <text:s text:c="2"/>| SR <text:s text:c="6"/>| <text:s text:c="2"/>27 | <text:s text:c="2"/>89000 | -28.220146082045883 | 115.33956175386236 | <text:s text:c="17"/>0 | <text:s/>-82.41324723490169 |</text:p>
      <text:p text:style-name="Standard">+------------+----------+------+---------+---------------------+--------------------+--------------------+---------------------+</text:p>
      <text:p text:style-name="Standard">8 rows in set (0.01 sec)</text:p>
      <text:p text:style-name="Standard"/>
      <text:p text:style-name="Standard">mysql&gt; SELECT FIRST_NAME,POSITION,AGE,SALARY,((AVG(SALARY) OVER(Partition by POSITION)-SALARY)/SALARY)*100 AS PER_AVG,((SUM(SALARY) OVER(Partition by POSITION)-SALARY)/SALARY)*100 AS PER_SUM,((MAX(SALARY) OVER(Partition by POSITION)-SALARY)/SALARY)*100 AS PER_MAX,((MIN(SALARY) OVER(Partition by POSITION)-SALARY)/SALARY)*100 AS PER_MIN FROM employee;</text:p>
      <text:p text:style-name="Standard"><text:soft-page-break/>+------------+----------+------+---------+---------------------+--------------------+--------------------+---------------------+</text:p>
      <text:p text:style-name="Standard">| FIRST_NAME | POSITION | AGE <text:s/>| SALARY <text:s/>| PER_AVG <text:s text:c="12"/>| PER_SUM <text:s text:c="11"/>| PER_MAX <text:s text:c="11"/>| PER_MIN <text:s text:c="12"/>|</text:p>
      <text:p text:style-name="Standard">+------------+----------+------+---------+---------------------+--------------------+--------------------+---------------------+</text:p>
      <text:p text:style-name="Standard">| SALMAN <text:s text:c="4"/>| JR <text:s text:c="6"/>| <text:s text:c="2"/>25 | 21652.2 | -0.8836361254967173 | 395.58181937251646 | 20.080115952361965 | -36.947732495562846 |</text:p>
      <text:p text:style-name="Standard">| SANDESH <text:s text:c="3"/>| JR <text:s text:c="6"/>| <text:s text:c="2"/>28 | 13652.2 | <text:s text:c="2"/>57.19714420663492 | <text:s/>685.9857210331746 | <text:s/>90.44535701100934 | <text:s text:c="18"/>0 |</text:p>
      <text:p text:style-name="Standard">| CHANDAN <text:s text:c="3"/>| JR <text:s text:c="6"/>| <text:s text:c="2"/>23 | <text:s text:c="2"/>25000 | -14.156463281250007 | <text:s text:c="3"/>329.21768359375 | <text:s text:c="17"/>4 | -45.391160156249995 |</text:p>
      <text:p text:style-name="Standard">| PARIKSHIT <text:s/>| JR <text:s text:c="6"/>| <text:s text:c="2"/>26 | <text:s text:c="2"/>26000 | -17.458137770432696 | 312.70931114783656 | <text:s text:c="17"/>0 | -47.491500150240384 |</text:p>
      <text:p text:style-name="Standard">| PINKU <text:s text:c="5"/>| JR <text:s text:c="6"/>| <text:s text:c="2"/>23 | <text:s text:c="2"/>21000 | <text:s/>2.1946865699404694 | 410.97343284970236 | 23.809523809523807 | <text:s/>-34.98947637648809 |</text:p>
      <text:p text:style-name="Standard">| PRASAD <text:s text:c="4"/>| SR <text:s text:c="6"/>| NULL | 15652.2 | <text:s text:c="2"/>308.1472849291678 | 1124.4418547875036 | <text:s/>468.6098015686808 | <text:s text:c="18"/>0 |</text:p>
      <text:p text:style-name="Standard">| SANDEEP <text:s text:c="3"/>| SR <text:s text:c="6"/>| <text:s text:c="2"/>26 | <text:s text:c="2"/>87000 | -26.570034497725096 | 120.28989650682472 | 2.2988505747126435 | <text:s/>-82.00895406788793 |</text:p>
      <text:p text:style-name="Standard">| ABHISHEK <text:s text:c="2"/>| SR <text:s text:c="6"/>| <text:s text:c="2"/>27 | <text:s text:c="2"/>89000 | -28.220146082045883 | 115.33956175386236 | <text:s text:c="17"/>0 | <text:s/>-82.41324723490169 |</text:p>
      <text:p text:style-name="Standard">+------------+----------+------+---------+---------------------+--------------------+--------------------+---------------------+</text:p>
      <text:p text:style-name="Standard">8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22:18:38.164505994</meta:creation-date>
    <dc:date>2023-03-31T22:19:04.063624126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87" meta:word-count="1268" meta:character-count="10869" meta:non-whitespace-character-count="8343"/>
  </office:meta>
</office:document-meta>
</file>